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21cm"/>
    </style:style>
    <style:style style:name="co2" style:family="table-column">
      <style:table-column-properties fo:break-before="auto" style:column-width="8.601cm"/>
    </style:style>
    <style:style style:name="co3" style:family="table-column">
      <style:table-column-properties fo:break-before="auto" style:column-width="8.768cm"/>
    </style:style>
    <style:style style:name="co4" style:family="table-column">
      <style:table-column-properties fo:break-before="auto" style:column-width="8.797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1.263cm" fo:break-before="auto" style:use-optimal-row-height="false"/>
    </style:style>
    <style:style style:name="ro4" style:family="table-row">
      <style:table-row-properties style:row-height="2.106cm" fo:break-before="auto" style:use-optimal-row-height="false"/>
    </style:style>
    <style:style style:name="ro5" style:family="table-row">
      <style:table-row-properties style:row-height="1.605cm" fo:break-before="auto" style:use-optimal-row-height="false"/>
    </style:style>
    <style:style style:name="ro6" style:family="table-row">
      <style:table-row-properties style:row-height="4.212cm" fo:break-before="auto" style:use-optimal-row-height="false"/>
    </style:style>
    <style:style style:name="ro7" style:family="table-row">
      <style:table-row-properties style:row-height="2.369cm" fo:break-before="auto" style:use-optimal-row-height="false"/>
    </style:style>
    <style:style style:name="ro8" style:family="table-row">
      <style:table-row-properties style:row-height="2.08cm" fo:break-before="auto" style:use-optimal-row-height="false"/>
    </style:style>
    <style:style style:name="ro9" style:family="table-row">
      <style:table-row-properties style:row-height="5.106cm" fo:break-before="auto" style:use-optimal-row-height="false"/>
    </style:style>
    <style:style style:name="ro10" style:family="table-row">
      <style:table-row-properties style:row-height="3.10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language="ca" fo:country="ES" fo:font-weight="bold" style:font-weight-asian="bold" style:font-weight-complex="bold"/>
    </style:style>
    <style:style style:name="ce2" style:family="table-cell" style:parent-style-name="Default">
      <style:table-cell-properties fo:wrap-option="wrap" fo:border="0.002cm solid #000000" style:vertical-align="top"/>
      <style:text-properties fo:language="en" fo:country="US"/>
    </style:style>
    <style:style style:name="ce3" style:family="table-cell" style:parent-style-name="Default">
      <style:table-cell-properties fo:wrap-option="wrap" fo:border="0.002cm solid #000000" style:vertical-align="top"/>
    </style:style>
    <style:style style:name="ce4"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Version Control Compare" table:style-name="ta1" table:print="false">
        <office:forms form:automatic-focus="false" form:apply-design-mode="false"/>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table-cell/>
          <table:table-cell table:style-name="Default" table:number-columns-repeated="3"/>
        </table:table-row>
        <table:table-row table:style-name="ro1">
          <table:table-cell/>
          <table:table-cell table:style-name="ce1" office:value-type="string">
            <text:p>Feature | Version Control Integrator</text:p>
          </table:table-cell>
          <table:table-cell table:style-name="ce4" office:value-type="string">
            <text:p>VC/m</text:p>
          </table:table-cell>
          <table:table-cell table:style-name="ce4" office:value-type="string">
            <text:p>ASDE</text:p>
          </table:table-cell>
        </table:table-row>
        <table:table-row table:style-name="ro2">
          <table:table-cell/>
          <table:table-cell table:style-name="ce2" office:value-type="string">
            <text:p>Global data version control – synchronize data between repository and Caché</text:p>
          </table:table-cell>
          <table:table-cell table:number-columns-repeated="2" office:value-type="string">
            <text:p>OK</text:p>
          </table:table-cell>
        </table:table-row>
        <table:table-row table:style-name="ro3">
          <table:table-cell/>
          <table:table-cell table:style-name="ce2" office:value-type="string">
            <text:p>Source code version control – synchronize source code between repository and Caché</text:p>
          </table:table-cell>
          <table:table-cell table:number-columns-repeated="2" office:value-type="string">
            <text:p>OK</text:p>
          </table:table-cell>
        </table:table-row>
        <table:table-row table:style-name="ro4">
          <table:table-cell/>
          <table:table-cell table:style-name="ce2" office:value-type="string">
            <text:p>@net Manager integration – handle specific behavior from the development framework, like index maintenance, and handle related metadata information as individual entities</text:p>
          </table:table-cell>
          <table:table-cell office:value-type="string">
            <text:p>Possible, but it's neccessary to create customized code.</text:p>
          </table:table-cell>
          <table:table-cell office:value-type="string">
            <text:p>OK</text:p>
          </table:table-cell>
        </table:table-row>
        <table:table-row table:style-name="ro5">
          <table:table-cell/>
          <table:table-cell table:style-name="ce2" office:value-type="string">
            <text:p>Maintenance – how easy and fast is maintaining the integrator</text:p>
          </table:table-cell>
          <table:table-cell table:style-name="ce2" office:value-type="string">
            <text:p>Considering that there will be customized code (as stated in the previous item), it will require some maintenance time.</text:p>
          </table:table-cell>
          <table:table-cell office:value-type="string">
            <text:p>It will require someone to carry out some maintenance work, but not much since ASDE's code is very small.</text:p>
          </table:table-cell>
        </table:table-row>
        <table:table-row table:style-name="ro6">
          <table:table-cell/>
          <table:table-cell office:value-type="string">
            <text:p>Development process</text:p>
          </table:table-cell>
          <table:table-cell office:value-type="string">
            <text:p>- Define workflow</text:p>
            <text:p/>
            <text:p>- For each step:</text:p>
            <text:p><text:s text:c="2"/>- CheckOut before working</text:p>
            <text:p><text:s text:c="2"/>- CheckIn when finished</text:p>
          </table:table-cell>
          <table:table-cell office:value-type="string">
            <text:p>- No formal workflow</text:p>
            <text:p/>
            <text:p>- Per work:</text:p>
            <text:p><text:s text:c="2"/>- Synchronize from repository</text:p>
            <text:p><text:s text:c="2"/>- Work (no need to checkout)</text:p>
            <text:p><text:s text:c="2"/>- Commit changes</text:p>
            <text:p/>
            <text:p>* This process is more flexible. You can define the workflow you want.</text:p>
          </table:table-cell>
        </table:table-row>
        <table:table-row table:style-name="ro7">
          <table:table-cell/>
          <table:table-cell office:value-type="string">
            <text:p>Repositories distribution</text:p>
          </table:table-cell>
          <table:table-cell table:style-name="ce2" office:value-type="string">
            <text:p><text:span text:style-name="T1">- Supports one central repository (it may be used with more than one, but the tool was created expecting only one)</text:span></text:p>
            <text:p><text:span text:style-name="T1">- There can be client versions used to deploy changes to the client</text:span></text:p>
          </table:table-cell>
          <table:table-cell table:style-name="ce2" office:value-type="string">
            <text:p><text:span text:style-name="T1">- Supports hierarchy of repositories</text:span></text:p>
            <text:p><text:span text:style-name="T1">- It can be used to deploy changes to the client the same way it's used in other environments</text:span></text:p>
          </table:table-cell>
        </table:table-row>
        <table:table-row table:style-name="ro4">
          <table:table-cell/>
          <table:table-cell office:value-type="string">
            <text:p>Training</text:p>
          </table:table-cell>
          <table:table-cell table:style-name="ce2" office:value-type="string">
            <text:p>- It has a very specific user interface and settings, so we are very dependent on the documentation and training offered by the company</text:p>
          </table:table-cell>
          <table:table-cell office:value-type="string">
            <text:p>- Besides Caché, it uses Bazaar and Ant as its main tools, which are popular pieces of software and also are well documented. Therefore, there would be little effort to explain and train the staff about the software</text:p>
          </table:table-cell>
        </table:table-row>
        <table:table-row table:style-name="ro8">
          <table:table-cell/>
          <table:table-cell office:value-type="string">
            <text:p>Costs</text:p>
          </table:table-cell>
          <table:table-cell office:value-type="string">
            <text:p>- Server: $445</text:p>
            <text:p>- Each client (10-49): $30</text:p>
            <text:p>- Client deploy: $445</text:p>
            <text:p>- Annual maintenance: $90</text:p>
          </table:table-cell>
          <table:table-cell office:value-type="string">
            <text:p>- ASDE, Bazaar, Ant are free (and Open Source)</text:p>
            <text:p>- Maintenance can be carried out by anyone</text:p>
          </table:table-cell>
        </table:table-row>
        <table:table-row table:style-name="ro9">
          <table:table-cell/>
          <table:table-cell office:value-type="string">
            <text:p>Support</text:p>
          </table:table-cell>
          <table:table-cell office:value-type="string">
            <text:p>- Monday to Friday: support center</text:p>
            <text:p>- Discussion forum</text:p>
            <text:p>- Knowledge base</text:p>
          </table:table-cell>
          <table:table-cell office:value-type="string">
            <text:p>- ASDE: done internally</text:p>
            <text:p/>
            <text:p>- Bazaar:</text:p>
            <text:p><text:s text:c="2"/>- Free: open source community</text:p>
            <text:p><text:s text:c="2"/>- Commercial: Caconical company</text:p>
            <text:p/>
            <text:p>- Ant:</text:p>
            <text:p><text:s text:c="2"/>- Free: open source community</text:p>
            <text:p><text:s text:c="2"/>- Commercial: there is no need for it, since this is only a small script language developed in Java</text:p>
          </table:table-cell>
        </table:table-row>
        <table:table-row table:style-name="ro10">
          <table:table-cell/>
          <table:table-cell office:value-type="string">
            <text:p>Final considerations</text:p>
          </table:table-cell>
          <table:table-cell table:style-name="ce2" office:value-type="string" table:number-columns-spanned="2" table:number-rows-spanned="1">
            <text:p>In my opinion, ASDE is far better than VC/m. Besides being much simpler to setup and use, it allows greater flexibility when distributing modules into hierarchical repositories. Also, it is already integrated with @net Manager, extra features like installation script framework and libraries development. In addition to that, it has already been implemented and used with success for about two years in Brazil.</text:p>
          </table:table-cell>
          <table:covered-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31.701cm" fo:page-height="32cm"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08">08/09/2010</text:date>, <text:time>18:01:56</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Win32 OpenOffice.org_project/300m15$Build-9379</meta:generator>
    <dc:date>2010-09-08T18:01:56.23</dc:date>
    <meta:editing-cycles>14</meta:editing-cycles>
    <meta:editing-duration>PT04H24M24S</meta:editing-duration>
    <dc:creator>Pablo Gandulfo</dc:creator>
    <meta:printed-by>Pablo Gandulfo</meta:printed-by>
    <meta:print-date>2010-09-08T18:01:19.57</meta:print-date>
    <meta:document-statistic meta:table-count="1" meta:cell-count="32" meta:object-count="0"/>
    <meta:user-defined meta:name="Informações 1"/>
    <meta:user-defined meta:name="Informações 2"/>
    <meta:user-defined meta:name="Informações 3"/>
    <meta:user-defined meta:name="Informações 4"/>
  </office:meta>
</office:document-meta>
</file>